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5b277d"/>
    </style:style>
    <style:style style:name="ce10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Broadcast Mess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 29 bit max</text:p>
          </table:table-cell>
          <table:table-cell table:formula="of:=SUM([.B3:.B31])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roadcast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1" table:number-rows-spanned="4">
            <text:p>pin status (16 possible flags)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7"/>
          <table:table-cell office:value-type="string" calcext:value-type="string">
            <text:p>over current</text:p>
          </table:table-cell>
          <table:table-cell table:number-columns-repeated="2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8">
            <text:p>module address</text:p>
          </table:table-cell>
          <table:table-cell table:number-columns-repeated="2"/>
          <table:table-cell table:style-name="ce5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1" table:number-rows-spanned="16">
            <text:p>pin address</text:p>
          </table:table-cell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64 bit max</text:p>
          </table:table-cell>
          <table:table-cell table:formula="of:=SUM([.B34:.B36])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in current (uint16 * 100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in voltage (uint16 * 100)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pin value (float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00-00-00</text:date>, <text:time style:data-style-name="N2" text:time-value="13:01:51.902556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3:01:57.613610296</meta:creation-date>
    <meta:editing-duration>PT12M30S</meta:editing-duration>
    <meta:editing-cycles>3</meta:editing-cycles>
    <meta:generator>LibreOffice/6.4.7.2$Linux_X86_64 LibreOffice_project/40$Build-2</meta:generator>
    <dc:date>2022-10-27T13:54:30.852830758</dc:date>
    <meta:document-statistic meta:table-count="1" meta:cell-count="22" meta:object-count="0"/>
  </office:meta>
</office:document-meta>
</file>